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8.83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cccccc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ackground-color="#ccccc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>
      <style:table-cell-properties fo:background-color="#cccccc" fo:border="0.74pt solid #000000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1"/>
        <table:table-column table:style-name="co4" table:number-columns-repeated="2" table:default-cell-style-name="ce16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7"/>
          <table:table-cell table:style-name="ce12"/>
          <table:table-cell table:style-name="ce15" office:value-type="string" calcext:value-type="string" table:number-columns-spanned="2" table:number-rows-spanned="1">
            <text:p>puntuación</text:p>
          </table:table-cell>
          <table:covered-table-cell table:style-name="ce18"/>
          <table:table-cell table:number-columns-repeated="2"/>
        </table:table-row>
        <table:table-row table:style-name="ro2">
          <table:table-cell table:style-name="ce4" office:value-type="string" calcext:value-type="string">
            <text:p>Aspecto</text:p>
          </table:table-cell>
          <table:table-cell table:style-name="ce8" office:value-type="string" calcext:value-type="string">
            <text:p>Valoración (Positivo/Negativo) </text:p>
          </table:table-cell>
          <table:table-cell table:style-name="ce8" office:value-type="string" calcext:value-type="string">
            <text:p>Comentario 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Positivo</text:p>
          </table:table-cell>
          <table:table-cell table:style-name="ce13" office:value-type="string" calcext:value-type="string">
            <text:p>Tiene color llamativos aunque habría que mejorarlos y bastante tanto como el fondo como algo de las viñetas y del men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Estructura demasiado sencilla con las cosas claras pero no me acaba de convencer como esta montada la pagi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os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Un icono algo diferente y que tiene significado con lo que realizan, así que es un icono algo orig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grafía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me gusta el estilo de letra que utilizan en algunos apartados y debería cambiarse para que pareciera mas profesio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ciones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No tiene animaciones como tal solo que cuando pases el ratón por alguna imagen o sobre el menú se difumine lentamente y solo un po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dad de navegación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a navegación es por ella puesto que es tan sencilla, y tiene los apartados muy aislado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ado de los contenidos que muestre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l ser tan sencilla la pagina todo lo que muestra al pleno alcance del principio de la pagina y te lo facilita much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ía empleada para su desarroll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La tecnología utilizada en esta pagina esta bien porque no es muy complicada a simple vista salvo porque tiene formularios y un poco de m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4" table:formula="of:=SUM([.D3:.D10])" office:value-type="float" office:value="23" calcext:value-type="float">
            <text:p>23</text:p>
          </table:table-cell>
          <table:table-cell table:style-name="ce14" table:formula="of:=SUM([.E3:.E10])" office:value-type="float" office:value="24" calcext:value-type="float">
            <text:p>24</text:p>
          </table:table-cell>
          <table:table-cell table:style-name="ce11" table:formula="of:=SUM([.D11:.E11])" office:value-type="float" office:value="47" calcext:value-type="float">
            <text:p>47</text:p>
          </table:table-cell>
          <table:table-cell office:value-type="string" calcext:value-type="string">
            <text:p>dayOff</text:p>
          </table:table-cell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7"/>
          <table:table-cell table:style-name="ce12"/>
          <table:table-cell table:style-name="ce15" office:value-type="string" calcext:value-type="string" table:number-columns-spanned="2" table:number-rows-spanned="1">
            <text:p>puntuación</text:p>
          </table:table-cell>
          <table:covered-table-cell table:style-name="ce18"/>
          <table:table-cell table:number-columns-repeated="2"/>
        </table:table-row>
        <table:table-row table:style-name="ro2">
          <table:table-cell table:style-name="ce4" office:value-type="string" calcext:value-type="string">
            <text:p>Aspecto</text:p>
          </table:table-cell>
          <table:table-cell table:style-name="ce8" office:value-type="string" calcext:value-type="string">
            <text:p>Valoración (Positivo/Negativo) </text:p>
          </table:table-cell>
          <table:table-cell table:style-name="ce8" office:value-type="string" calcext:value-type="string">
            <text:p>Comentario 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</text:p>
          </table:table-cell>
          <table:table-cell table:style-name="ce11" office:value-type="string" calcext:value-type="string">
            <text:p>Negativo</text:p>
          </table:table-cell>
          <table:table-cell office:value-type="string" calcext:value-type="string">
            <text:p>Colores que tendrían que llamar la atención aunque no quedan del todo ma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Sencilla de ver y que te lo pone todo en modo para verlo al principio ademas el menú es cómod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os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Un icono que encaja con su nombre y a lo que se dedican aunque podría ser algo mas original pero esta bastante bi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ografía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El estilo de letra porque es sencilla y a la par es cómoda de leer y le da profesionalida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ciones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Al menos tiene algo de animación y hace que las imágenes se muevan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dad de navegación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Navegación sencilla porque como he dicho lo pone en primera pagina aparte del menú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ado de los contenidos que muestre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Bastante profesional y algo artístico ya para lo que se ded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nología empleada para su desarrollo</text:p>
          </table:table-cell>
          <table:table-cell table:style-name="ce11" office:value-type="string" calcext:value-type="string">
            <text:p>Positivo</text:p>
          </table:table-cell>
          <table:table-cell office:value-type="string" calcext:value-type="string">
            <text:p>Sencilla pero lo suficiente útil para lo que están hacien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1" table:formula="of:=SUM([.D15:.D22])" office:value-type="float" office:value="26" calcext:value-type="float">
            <text:p>26</text:p>
          </table:table-cell>
          <table:table-cell table:style-name="ce11" table:formula="of:=SUM([.E15:.E22])" office:value-type="float" office:value="23" calcext:value-type="float">
            <text:p>23</text:p>
          </table:table-cell>
          <table:table-cell table:style-name="ce31" table:formula="of:=SUM([.D23:.E23])" office:value-type="float" office:value="49" calcext:value-type="float">
            <text:p>49</text:p>
          </table:table-cell>
          <table:table-cell office:value-type="string" calcext:value-type="string">
            <text:p>audiopro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09:34:55.1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3:13:16.653000000</meta:creation-date>
    <dc:date>2018-09-18T09:35:33.115000000</dc:date>
    <meta:editing-duration>PT52M26S</meta:editing-duration>
    <meta:editing-cycles>5</meta:editing-cycles>
    <meta:generator>LibreOffice/6.0.6.2$Windows_X86_64 LibreOffice_project/0c292870b25a325b5ed35f6b45599d2ea4458e77</meta:generator>
    <meta:document-statistic meta:table-count="1" meta:cell-count="100" meta:object-count="0"/>
  </office:meta>
</office:document-meta>
</file>